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normal" style:font-weight-asian="normal" style:font-weight-complex="normal"/>
    </style:style>
    <style:style style:name="P4" style:family="paragraph" style:parent-style-name="Standard" style:master-page-name="">
      <style:paragraph-properties fo:margin-left="0cm" fo:margin-right="0cm" fo:text-indent="0cm" style:auto-text-indent="false" style:page-number="auto"/>
      <style:text-properties fo:language="en" fo:country="US" fo:font-weight="normal" style:font-weight-asian="normal" style:font-weight-complex="normal"/>
    </style:style>
    <style:style style:name="P5" style:family="paragraph" style:parent-style-name="Standard" style:master-page-name="">
      <style:paragraph-properties fo:margin-left="0cm" fo:margin-right="0cm" fo:text-indent="0.499cm" style:auto-text-indent="false" style:page-number="auto"/>
      <style:text-properties fo:language="en" fo:country="US"/>
    </style:style>
    <style:style style:name="P6" style:family="paragraph" style:parent-style-name="Standard">
      <style:paragraph-properties fo:margin-left="0cm" fo:margin-right="0cm" fo:text-indent="0.499cm" style:auto-text-indent="false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$u$$test1$$/u$</text:p>
      <text:p text:style-name="P6">$test2$ $br$$test2$</text:p>
      <text:p text:style-name="P5"><text:span text:style-name="T1">$</text:span>test3$ $sbr$tt$br$$tes<text:span text:style-name="T1">t3$</text:span></text:p>
      <text:p text:style-name="P4">$i$$b$$test4$$/b$ $test4$$/i$</text:p>
      <text:p text:style-name="P3"><draw:frame text:anchor-type="paragraph" draw:z-index="0" draw:style-name="gr1" svg:width="5.742cm" svg:height="0.976cm" svg:x="0.113cm" svg:y="0.404cm"><draw:text-box><text:p>$u$$s$$test6$ <text:span text:style-name="T1">$te</text:span>st6$$/u$$/s$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$b$$te</text:span>st5$$/b$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14T16:17:30.82</meta:creation-date>
    <dc:date>2014-12-26T11:16:01.75</dc:date>
    <meta:editing-duration>PT7M22S</meta:editing-duration>
    <meta:editing-cycles>8</meta:editing-cycles>
    <meta:generator>OpenOffice/4.1.1$Win32 OpenOffice.org_project/411m6$Build-9775</meta:generator>
    <meta:document-statistic meta:table-count="0" meta:image-count="0" meta:object-count="0" meta:page-count="1" meta:paragraph-count="5" meta:word-count="8" meta:character-count="102"/>
  </office:meta>
</office:document-meta>
</file>